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stripDuplicateAttributes( Node node , Node par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Utils.end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valueOf( ContentHandler contentHandler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valueOf( ContentHandler contentHandler , Collection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Utils.startElement( ContentHandler contentHandler , String namespaceURI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erializeNodeTo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erialize( org . apache . excalibur . xml . sax . XMLizable xml , Propertie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Utils.getConsumer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Attributes atts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Attributes atts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start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defaultSerializeToXM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valueOf( ContentHandler contentHandler , Object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Utils.createElement( ContentHandler contentHandler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createDefaultPropertiesForXML( boolean omitXMLDecla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Utils.valueOf( ContentHandler contentHandler , Nod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Utils.startElement( ContentHandler contentHandler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valueOf( ContentHandler contentHandler , org . apache . excalibur . xml . sax . XMLiza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serializ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getConsumer( ContentHandler ch , LexicalHandler l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Utils.endElement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data( ContentHandler contentHandler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erializeNode( Node node , Properties 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Utils.createElementNS( ContentHandler contentHandler , String namespaceURI , String localName ,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createPropertiesForXML( boolean omitXMLDecla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Utils.defaultSerializeToXMLFormat( boolean omitXML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startElement( ContentHandler contentHandler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